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3e89" officeooo:paragraph-rsid="00163e89"/>
    </style:style>
    <style:style style:name="P2" style:family="paragraph" style:parent-style-name="Standard">
      <style:paragraph-properties fo:text-align="justify" style:justify-single-word="false"/>
      <style:text-properties officeooo:rsid="00154a09" officeooo:paragraph-rsid="0022b3be"/>
    </style:style>
    <style:style style:name="P3" style:family="paragraph" style:parent-style-name="Standard">
      <style:paragraph-properties fo:text-align="justify" style:justify-single-word="false"/>
      <style:text-properties officeooo:rsid="00154a09" officeooo:paragraph-rsid="00154a09"/>
    </style:style>
    <style:style style:name="P4" style:family="paragraph" style:parent-style-name="Standard">
      <style:paragraph-properties fo:text-align="justify" style:justify-single-word="false"/>
      <style:text-properties officeooo:rsid="001a0b7a" officeooo:paragraph-rsid="0020e4cc"/>
    </style:style>
    <style:style style:name="P5" style:family="paragraph" style:parent-style-name="Standard">
      <style:paragraph-properties fo:text-align="justify" style:justify-single-word="false"/>
      <style:text-properties officeooo:rsid="00187c53" officeooo:paragraph-rsid="00187c53"/>
    </style:style>
    <style:style style:name="P6" style:family="paragraph" style:parent-style-name="Standard">
      <style:paragraph-properties fo:text-align="justify" style:justify-single-word="false"/>
      <style:text-properties officeooo:rsid="00187c53" officeooo:paragraph-rsid="00211803"/>
    </style:style>
    <style:style style:name="P7" style:family="paragraph" style:parent-style-name="Standard">
      <style:paragraph-properties fo:text-align="justify" style:justify-single-word="false"/>
      <style:text-properties officeooo:rsid="00187c53" officeooo:paragraph-rsid="0020e4cc"/>
    </style:style>
    <style:style style:name="P8" style:family="paragraph" style:parent-style-name="Standard">
      <style:paragraph-properties fo:text-align="justify" style:justify-single-word="false"/>
      <style:text-properties officeooo:rsid="00187c53" officeooo:paragraph-rsid="001a0b7a"/>
    </style:style>
    <style:style style:name="P9" style:family="paragraph" style:parent-style-name="Standard">
      <style:paragraph-properties fo:text-align="justify" style:justify-single-word="false"/>
      <style:text-properties officeooo:rsid="00187c53" officeooo:paragraph-rsid="001f3983"/>
    </style:style>
    <style:style style:name="P10" style:family="paragraph" style:parent-style-name="Standard">
      <style:paragraph-properties fo:text-align="justify" style:justify-single-word="false"/>
      <style:text-properties officeooo:rsid="0020e4cc" officeooo:paragraph-rsid="0020e4cc"/>
    </style:style>
    <style:style style:name="P11" style:family="paragraph" style:parent-style-name="Standard">
      <style:paragraph-properties fo:text-align="justify" style:justify-single-word="false"/>
      <style:text-properties officeooo:rsid="0020e4cc" officeooo:paragraph-rsid="00211803"/>
    </style:style>
    <style:style style:name="P12" style:family="paragraph" style:parent-style-name="Standard">
      <style:paragraph-properties fo:text-align="justify" style:justify-single-word="false"/>
      <style:text-properties officeooo:rsid="00163e89" officeooo:paragraph-rsid="00163e89"/>
    </style:style>
    <style:style style:name="P13" style:family="paragraph" style:parent-style-name="Standard">
      <style:paragraph-properties fo:text-align="justify" style:justify-single-word="false"/>
      <style:text-properties officeooo:rsid="00211803" officeooo:paragraph-rsid="00211803"/>
    </style:style>
    <style:style style:name="T1" style:family="text">
      <style:text-properties officeooo:rsid="001a0b7a"/>
    </style:style>
    <style:style style:name="T2" style:family="text">
      <style:text-properties officeooo:rsid="0021180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1803"/>
    </style:style>
    <style:style style:name="T5" style:family="text">
      <style:text-properties style:text-underline-style="solid" style:text-underline-width="auto" style:text-underline-color="font-color" officeooo:rsid="0022b3be"/>
    </style:style>
    <style:style style:name="T6" style:family="text">
      <style:text-properties style:text-underline-style="none"/>
    </style:style>
    <style:style style:name="T7" style:family="text">
      <style:text-properties style:text-underline-style="none" officeooo:rsid="001f3983"/>
    </style:style>
    <style:style style:name="T8" style:family="text">
      <style:text-properties style:text-underline-style="none" officeooo:rsid="00211803"/>
    </style:style>
    <style:style style:name="T9" style:family="text">
      <style:text-properties style:text-underline-style="none" officeooo:rsid="0022b3be"/>
    </style:style>
    <style:style style:name="T10" style:family="text">
      <style:text-properties officeooo:rsid="0022b3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 </text:p>
      <text:p text:style-name="P2">we are EPFL students in ML doing Higgs Boson Kaggle etc…</text:p>
      <text:p text:style-name="P3">Intro: include that: the goal is binary classification → log reg might be an intuitive/educated guess but is it the best?; will use regression + classification; </text:p>
      <text:p text:style-name="P3"/>
      <text:p text:style-name="P3">Data preprocessing &amp; analysis (non algorithmic stuff)</text:p>
      <text:p text:style-name="P3"/>
      <text:p text:style-name="P3">include number of measurements and how many in test vs training set; </text:p>
      <text:p text:style-name="P12">Feature scaling: Data needed to be standardized because objective functions can’t work properly with data that appears on a scale too large. We could try other means of scaling as min max scaling (data_pt – min/max-min).</text:p>
      <text:p text:style-name="P5">From the training set, we extracted data to be able to test our prediction against a validation set through cross-validation method (we will implement k-fold cross validation)</text:p>
      <text:p text:style-name="P12"/>
      <text:p text:style-name="P12"/>
      <text:p text:style-name="P12"/>
      <text:p text:style-name="P12">Model Evolution</text:p>
      <text:p text:style-name="P12"/>
      <text:p text:style-name="P10">The baseline model used is a least squares regression method, it was deemed to be adapted to the data set (as the matrix of features vs. events is not rank-deficient) and is not prone to over-fitting. Every data point, including out of range values was normalized (feature-wise) and used in the algorithm. Removing all out of range-containing features yielded poorer accuracy, therefore we decided to replace these values with the mean of the feature (evaluated without the out of range values).</text:p>
      <text:p text:style-name="P10">Moving forward, we added one hot encoding to the jet number value (the only categorical value amongst all features), using both L1 and L2 regularization. </text:p>
      <text:p text:style-name="P10">The next model’s <text:span text:style-name="T2">key addition was splitting data points into bins, which yields four different subsets pertaining to jet numbers 0, 1, 2 and 3. This removes the need for one-hot encoding. Feature engineering was the following extension to the model; namely polynomial base expansion of our features, this time using a Ridge-regression instead of MSE – which yielded better results. </text:span></text:p>
      <text:p text:style-name="P11"><text:span text:style-name="T2">The algorithm was executed iteratively </text:span>over a range of hyper-parameters <text:span text:style-name="T2">(</text:span>number of iterations, learning rate<text:span text:style-name="T2">) </text:span>to ensure optimization, and starting weights <text:span text:style-name="T2">were set </text:span>to zero (<text:span text:style-name="T3">according to literature – </text:span><text:span text:style-name="T4">ref needed</text:span>).</text:p>
      <text:p text:style-name="P13">A Q-Q plotting method was used to determine whether it was advised to apply a logarithmic transformation to features that had a right-skewed distribution, while those with a left-skewed distribution were run through an inverse transformation function (<text:span text:style-name="T3">well not just yet</text:span>).</text:p>
      <text:p text:style-name="P13">The ultimate stage of the model was to use logistic and regularized logistic regression because of the categorical value of the prediction. (<text:span text:style-name="T3">need more here obviously</text:span><text:span text:style-name="T6">).</text:span></text:p>
      <text:p text:style-name="P13"><text:span text:style-name="T6"/></text:p>
      <text:p text:style-name="P13"><text:span text:style-name="T6">Optimal Submission</text:span></text:p>
      <text:p text:style-name="P13"><text:span text:style-name="T6"/></text:p>
      <text:p text:style-name="P6"><text:span text:style-name="T6">Using </text:span><text:span text:style-name="T7">Ridge regression with data-binning (</text:span><text:span text:style-name="T8">4 subsets; jet number = {0, 1, 2, 3})</text:span><text:span text:style-name="T7">, </text:span><text:span text:style-name="T8">data</text:span><text:span text:style-name="T7"> clean-up (removing </text:span><text:span text:style-name="T8">features </text:span><text:span text:style-name="T7">that are not define</text:span><text:span text:style-name="T8">d</text:span><text:span text:style-name="T7"> throughout an entire </text:span><text:span text:style-name="T8">subset</text:span><text:span text:style-name="T7">), scaling (normalization) and augmentation (added polynomial basis expansion with polynomial </text:span><text:span text:style-name="T8">degrees of 8, 12, 12, 10 for jet number subsets 0, 1, 2, 3 respectively) </text:span><text:span text:style-name="T7">an accuracy of 0.81729 </text:span><text:span text:style-name="T8">was obtained on the Kaggle submission</text:span><text:span text:style-name="T7">.</text:span></text:p>
      <text:p text:style-name="P6"><text:span text:style-name="T7"/></text:p>
      <text:p text:style-name="P6"><text:span text:style-name="T7"/></text:p>
      <text:p text:style-name="P13">Nan Discussion</text:p>
      <text:p text:style-name="P13"/>
      <text:p text:style-name="P10"><text:soft-page-break/>Some data points are set to a value of -999.000 which indicates that either these values are not defined physically or they can’t be measured or computed. Therefore they are set to be out-of-range, and from a physics point of view they should therefore be excluded of any regression algorithm. It also appears in the weight distribution per feature that those features that did contain these values were not indispensable for the prediction.</text:p>
      <text:p text:style-name="P10"/>
      <text:p text:style-name="P4">To verify our approach, we evaluated different methods against each other <text:span text:style-name="T2">(using a same regression algorithm)</text:span>; we found that changing the <text:span text:style-name="T2">out of range values</text:span> to <text:span text:style-name="T10">equal the </text:span>feature mean or changing them to be zero doesn’t affect the end accuracy result in a significant way (whether it be with or without one-hot-encoding of our categorical variable). <text:span text:style-name="T10">(</text:span><text:span text:style-name="T5">is this true</text:span><text:span text:style-name="T9">)</text:span></text:p>
      <text:p text:style-name="P7"/>
      <text:p text:style-name="P10"><text:span text:style-name="T1">Another key point in dealing with those out-of-physical-range values is that they are prevalent event-wise in those features that do contain them (30% or more?), which deprecates the interpolation of the mean of the feature from just the in-range values. This reasoning holds for the one feature (derived mass) that is not dependent on our only categorical feature (jet number) and that still yields out-of-range values. </text:span></text:p>
      <text:p text:style-name="P8"/>
      <text:p text:style-name="P5"/>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5:35:51.790709342</meta:creation-date>
    <dc:date>2018-10-23T19:32:55.108852245</dc:date>
    <meta:editing-duration>PT2M19S</meta:editing-duration>
    <meta:editing-cycles>5</meta:editing-cycles>
    <meta:generator>LibreOffice/5.1.6.2$Linux_X86_64 LibreOffice_project/10m0$Build-2</meta:generator>
    <meta:document-statistic meta:table-count="0" meta:image-count="0" meta:object-count="0" meta:page-count="2" meta:paragraph-count="20" meta:word-count="648" meta:character-count="4087" meta:non-whitespace-character-count="3450"/>
  </office:meta>
</office:document-meta>
</file>